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ext_20_body">
      <style:text-properties officeooo:rsid="0141061e" officeooo:paragraph-rsid="0141061e"/>
    </style:style>
    <style:style style:name="P12" style:family="paragraph" style:parent-style-name="Text_20_body">
      <style:text-properties officeooo:rsid="0141d375" officeooo:paragraph-rsid="0141d375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4" style:family="paragraph" style:parent-style-name="Text_20_body">
      <style:text-properties officeooo:rsid="0141e09a" officeooo:paragraph-rsid="0141e09a"/>
    </style:style>
    <style:style style:name="P15" style:family="paragraph" style:parent-style-name="Heading_20_1">
      <style:paragraph-properties fo:break-before="page"/>
      <style:text-properties officeooo:rsid="013de4ae" officeooo:paragraph-rsid="013de4ae"/>
    </style:style>
    <style:style style:name="P16" style:family="paragraph" style:parent-style-name="Table_20_Contents">
      <style:text-properties officeooo:rsid="0143312d" officeooo:paragraph-rsid="0143312d"/>
    </style:style>
    <style:style style:name="P17" style:family="paragraph" style:parent-style-name="Table_20_Contents">
      <style:text-properties officeooo:rsid="01409737" officeooo:paragraph-rsid="01409737"/>
    </style:style>
    <style:style style:name="P18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de4ae"/>
    </style:style>
    <style:style style:name="T4" style:family="text">
      <style:text-properties officeooo:rsid="013f702b"/>
    </style:style>
    <style:style style:name="T5" style:family="text">
      <style:text-properties officeooo:rsid="0141d375"/>
    </style:style>
    <style:style style:name="T6" style:family="text">
      <style:text-properties officeooo:rsid="01433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igration Odoo <text:span text:style-name="T6">BSA</text:span> <text:span text:style-name="T4">8</text:span> vers 1<text:span text:style-name="T6">4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6">Migrer les PDF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Table_20_Contents">Reprendre les <text:span text:style-name="T6">fichiers</text:span> .py et .xml et <text:span text:style-name="T6">dé-commenter</text:span> les lign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6">Faire la liste des menus et fonction à tester pour BSA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6">Mettre en ligne le module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6">Commencer la migration des donné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6">Voir comment traiter les gamme et gammes génériques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</text:page-number>/<text:page-count>1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18T17:55:06.952059734">18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18T17:55:06.839922293</dc:date>
    <meta:print-date>2020-11-18T14:59:22.507399557</meta:print-date>
    <meta:editing-cycles>963</meta:editing-cycles>
    <meta:editing-duration>P6DT23H54M46S</meta:editing-duration>
    <meta:document-statistic meta:table-count="4" meta:image-count="0" meta:object-count="0" meta:page-count="1" meta:paragraph-count="18" meta:word-count="100" meta:character-count="629" meta:non-whitespace-character-count="546"/>
    <meta:user-defined meta:name="Info 1"/>
    <meta:user-defined meta:name="Info 2"/>
    <meta:user-defined meta:name="Info 3"/>
    <meta:user-defined meta:name="Info 4"/>
  </office:meta>
</office:document-meta>
</file>